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0e92a" officeooo:paragraph-rsid="0020e92a"/>
    </style:style>
    <style:style style:name="P2" style:family="paragraph" style:parent-style-name="Standard">
      <style:text-properties officeooo:rsid="0023aa0c" officeooo:paragraph-rsid="0041f94b"/>
    </style:style>
    <style:style style:name="P3" style:family="paragraph" style:parent-style-name="Standard">
      <style:text-properties officeooo:rsid="0028733b" officeooo:paragraph-rsid="0028733b"/>
    </style:style>
    <style:style style:name="P4" style:family="paragraph" style:parent-style-name="Standard">
      <style:text-properties officeooo:rsid="002c0608" officeooo:paragraph-rsid="002c0608"/>
    </style:style>
    <style:style style:name="P5" style:family="paragraph" style:parent-style-name="Standard">
      <style:text-properties officeooo:rsid="0030ad8b" officeooo:paragraph-rsid="0030ad8b"/>
    </style:style>
    <style:style style:name="P6" style:family="paragraph" style:parent-style-name="Standard">
      <style:text-properties officeooo:rsid="003ccbe6" officeooo:paragraph-rsid="003ccbe6"/>
    </style:style>
    <style:style style:name="P7" style:family="paragraph" style:parent-style-name="Standard">
      <style:text-properties officeooo:rsid="003ccbe6" officeooo:paragraph-rsid="003e9d8b"/>
    </style:style>
    <style:style style:name="P8" style:family="paragraph" style:parent-style-name="Standard">
      <style:text-properties officeooo:rsid="002664d1" officeooo:paragraph-rsid="00360f9e"/>
    </style:style>
    <style:style style:name="T1" style:family="text">
      <style:text-properties officeooo:rsid="002664d1"/>
    </style:style>
    <style:style style:name="T2" style:family="text">
      <style:text-properties officeooo:rsid="002a383e"/>
    </style:style>
    <style:style style:name="T3" style:family="text">
      <style:text-properties officeooo:rsid="003206c9"/>
    </style:style>
    <style:style style:name="T4" style:family="text">
      <style:text-properties officeooo:rsid="0037dd53"/>
    </style:style>
    <style:style style:name="T5" style:family="text">
      <style:text-properties officeooo:rsid="0043425b"/>
    </style:style>
    <style:style style:name="T6" style:family="text">
      <style:text-properties officeooo:rsid="00449b1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r Professor Slate,</text:p>
      <text:p text:style-name="P1"/>
      <text:p text:style-name="P2">In subdivided population, low emigration (high viscosity) is often seen as a factor promoting the evolution of altruistic behaviour, because low emigration leads to high within-deme relatedness. <text:span text:style-name="T1">Since Taylor’s pioneering work in 1992, we know that this is only part of the story, and that competition also plays a part. With overlapping generations, the effect of kin competition is indeed such that it actually counterbalances the beneficial effects of high relatedness.</text:span></text:p>
      <text:p text:style-name="P8"><text:s/></text:p>
      <text:p text:style-name="P3">Most models on the evolution of altruist behaviour assume nearly perfect strategy transmission from parent to offspring. However, it does not have to be so: mutations can occur, <text:span text:style-name="T2">and transmission can also be cultural, in which case it is even less likely to be perfectly faithful. </text:span></text:p>
      <text:p text:style-name="P4"/>
      <text:p text:style-name="P4">In this manuscript, I investigate how imperfect strategy transmission alters the effect of population viscosity on the evolution of altruism. <text:span text:style-name="T4">I show that with non-zero mutation probabilities, the frequency of altruists maintained in the population can actually increase with the emigration probability. </text:span></text:p>
      <text:p text:style-name="P5"/>
      <text:p text:style-name="P5">I presented these counterintuitive results at ESEB in August (invited talk, Symposium 9 “Fitness and evolution in a social environment: from theory to reality”), where I received <text:span text:style-name="T3">very good feedback. Because I am very excited about the results presented in the manuscript, I was hoping to talk to you about this manuscript at ESEB, but unfortunately did not manage to. I am considering Evolution Letters for this manuscript, because I believe in the importance of society-based journals, and because I am convinced that Evolution Letters will become a prime journal. </text:span></text:p>
      <text:p text:style-name="P5"/>
      <text:p text:style-name="P6">The manuscript is not under consideration for publication in another journal or book. Simulation scripts are available <text:span text:style-name="T5">on Github (link in the manuscript)</text:span> and will uploaded on Dryad when the manuscript is accepted. </text:p>
      <text:p text:style-name="P6"/>
      <text:p text:style-name="P6">I thank you in advance for considering this submission,</text:p>
      <text:p text:style-name="P6">Sincerely,</text:p>
      <text:p text:style-name="P6">F. Débarre</text:p>
      <text:p text:style-name="P6"/>
      <text:p text:style-name="P6">Suggested Reviewers:</text:p>
      <text:p text:style-name="P6"/>
      <text:p text:style-name="P7">Troy Day Queen’s University <text:a xlink:type="simple" xlink:href="mailto:tday@mast.queensu.ca" text:style-name="Internet_20_link" text:visited-style-name="Visited_20_Internet_20_Link">tday@mast.queensu.ca</text:a></text:p>
      <text:p text:style-name="P7"/>
      <text:p text:style-name="P7">Corina Tarnita Princeton University <text:a xlink:type="simple" xlink:href="mailto:ctarnita@princeton.edu" text:style-name="Internet_20_link" text:visited-style-name="Visited_20_Internet_20_Link">ctarnita@princeton.edu</text:a></text:p>
      <text:p text:style-name="P7"/>
      <text:p text:style-name="P7">Charles Mullon University of Lausanne <text:a xlink:type="simple" xlink:href="mailto:charles.mullon@unil.ch" text:style-name="Internet_20_link" text:visited-style-name="Visited_20_Internet_20_Link">charles.mullon@unil.ch</text:a></text:p>
      <text:p text:style-name="P6">(potential COI: commented on a previous version of the manuscript)</text:p>
      <text:p text:style-name="P6"/>
      <text:p text:style-name="P6">Sebastien Lion CNRS Montpellier <text:a xlink:type="simple" xlink:href="mailto:sebastien.lion@cefe.cnrs.fr" text:style-name="Internet_20_link" text:visited-style-name="Visited_20_Internet_20_Link">sebastien.lion@cefe.cnrs.fr</text:a></text:p>
      <text:p text:style-name="P6">(potential COI: former collaborator [2012]; <text:span text:style-name="T6">we </text:span>discussed the project at ESEB)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0:33:51.768043864</meta:creation-date>
    <meta:generator>LibreOffice/5.1.6.2$Linux_X86_64 LibreOffice_project/10m0$Build-2</meta:generator>
    <dc:date>2017-09-20T16:58:34.342352427</dc:date>
    <meta:editing-duration>PT4H14M8S</meta:editing-duration>
    <meta:editing-cycles>33</meta:editing-cycles>
    <meta:document-statistic meta:table-count="0" meta:image-count="0" meta:object-count="0" meta:page-count="1" meta:paragraph-count="17" meta:word-count="341" meta:character-count="2319" meta:non-whitespace-character-count="1989"/>
  </office:meta>
</office:document-meta>
</file>